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5.4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4.74cm"/>
    </style:style>
    <style:style style:name="gr5" style:family="graphic" style:parent-style-name="objectwithoutfill">
      <style:graphic-properties svg:stroke-color="#000000" draw:marker-end="Arrow" draw:marker-end-width="0.20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20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319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637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477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marker-end-width="0.254cm" draw:fill="none" draw:fill-color="#ffffff" draw:textarea-vertical-align="middle" fo:min-height="0.206cm" fo:padding-top="0cm" fo:padding-bottom="0cm" fo:padding-left="0cm" fo:padding-right="0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7.75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5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04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4.5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2.2cm"/>
    </style:style>
    <style:style style:name="gr16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TeX Gyre Bonum" fo:font-size="15pt" style:font-size-asian="15pt" style:font-size-complex="15pt"/>
    </style:style>
    <style:style style:name="P3" style:family="paragraph">
      <loext:graphic-properties draw:fill-color="#ffffff"/>
      <style:paragraph-properties fo:text-align="center"/>
      <style:text-properties style:font-name="TeX Gyre Bonu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style:font-name="TeX Gyre Bonum"/>
    </style:style>
    <style:style style:name="T1" style:family="text">
      <style:text-properties style:font-name="TeX Gyre Bonum" fo:font-size="10.5pt" style:font-size-asian="10.5pt" style:font-size-complex="10.5pt"/>
    </style:style>
    <style:style style:name="T2" style:family="text">
      <style:text-properties style:font-name="TeX Gyre Bonum"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5.94cm" svg:height="1.27cm" svg:x="1cm" svg:y="7.35cm">
          <draw:glue-point draw:id="4" svg:x="-4.51cm" svg:y="-5cm"/>
          <draw:glue-point draw:id="5" svg:x="-4.755cm" svg:y="-5cm"/>
          <draw:glue-point draw:id="6" svg:x="-3.776cm" svg:y="-5cm"/>
          <draw:glue-point draw:id="7" svg:x="-3.531cm" svg:y="-5cm"/>
          <draw:glue-point draw:id="8" svg:x="-4.02cm" svg:y="-5cm"/>
          <draw:glue-point draw:id="9" svg:x="-3.286cm" svg:y="-5cm"/>
          <draw:glue-point draw:id="10" svg:x="-3.041cm" svg:y="-5cm"/>
          <draw:glue-point draw:id="11" svg:x="-1.572cm" svg:y="-5cm"/>
          <draw:glue-point draw:id="12" svg:x="-1.328cm" svg:y="-5cm"/>
          <draw:glue-point draw:id="13" svg:x="-1.083cm" svg:y="-5cm"/>
          <draw:glue-point draw:id="14" svg:x="-0.838cm" svg:y="-5cm"/>
          <draw:glue-point draw:id="15" svg:x="-0.348cm" svg:y="-5cm"/>
          <draw:glue-point draw:id="16" svg:x="-0.104cm" svg:y="-5cm"/>
          <draw:glue-point draw:id="17" svg:x="0.14cm" svg:y="-5cm"/>
          <draw:glue-point draw:id="18" svg:x="-4.632cm" svg:y="5cm"/>
          <draw:glue-point draw:id="19" svg:x="-2.919cm" svg:y="5cm"/>
          <draw:glue-point draw:id="20" svg:x="0.018cm" svg:y="5cm"/>
          <draw:glue-point draw:id="21" svg:x="2.466cm" svg:y="5cm"/>
          <draw:glue-point draw:id="22" svg:x="4.424cm" svg:y="5.007cm"/>
          <draw:glue-point draw:id="23" svg:x="-2.307cm" svg:y="-5cm"/>
          <draw:glue-point draw:id="24" svg:x="-2.307cm" svg:y="5.007cm"/>
          <draw:glue-point draw:id="25" svg:x="-1.083cm" svg:y="5cm"/>
          <draw:glue-point draw:id="26" svg:x="-0.838cm" svg:y="5cm"/>
          <draw:glue-point draw:id="27" svg:x="0.507cm" svg:y="5cm"/>
          <draw:glue-point draw:id="28" svg:x="-1.45cm" svg:y="5cm"/>
          <draw:glue-point draw:id="29" svg:x="-0.471cm" svg:y="5cm"/>
          <draw:glue-point draw:id="30" svg:x="-1.572cm" svg:y="5cm"/>
          <draw:glue-point draw:id="31" svg:x="-1.328cm" svg:y="5cm"/>
          <draw:glue-point draw:id="32" svg:x="-0.593cm" svg:y="5cm"/>
          <draw:glue-point draw:id="33" svg:x="-0.348cm" svg:y="5cm"/>
          <draw:glue-point draw:id="34" svg:x="3.445cm" svg:y="5cm"/>
          <draw:glue-point draw:id="35" svg:x="3.567cm" svg:y="5cm"/>
          <draw:glue-point draw:id="36" svg:x="-4.951cm" svg:y="5cm"/>
          <draw:glue-point draw:id="37" svg:x="-4.902cm" svg:y="5cm"/>
          <text:p text:style-name="P1"><text:span text:style-name="T1">Pipelin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81cm" svg:height="1.27cm" svg:x="2.905cm" svg:y="4.175cm">
          <draw:glue-point draw:id="4" svg:x="-3.333cm" svg:y="5cm"/>
          <draw:glue-point draw:id="5" svg:x="-1.666cm" svg:y="5cm"/>
          <draw:glue-point draw:id="6" svg:x="0cm" svg:y="5cm"/>
          <draw:glue-point draw:id="7" svg:x="1.666cm" svg:y="5cm"/>
          <draw:glue-point draw:id="8" svg:x="3.333cm" svg:y="5cm"/>
          <draw:glue-point draw:id="9" svg:x="-3.333cm" svg:y="-5cm"/>
          <draw:glue-point draw:id="10" svg:x="-1.666cm" svg:y="-5cm"/>
          <text:p text:style-name="P1"><text:span text:style-name="T2">Pipeline Instruction</text:span></text:p>
          <text:p text:style-name="P1"><text:span text:style-name="T2">Buff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2.54cm" svg:height="1.27cm" svg:x="12.43cm" svg:y="4.175cm">
          <draw:glue-point draw:id="4" svg:x="-2.5cm" svg:y="-5cm"/>
          <draw:glue-point draw:id="5" svg:x="0cm" svg:y="-5cm"/>
          <draw:glue-point draw:id="6" svg:x="-2.5cm" svg:y="5.003cm"/>
          <draw:glue-point draw:id="7" svg:x="0cm" svg:y="5cm"/>
          <draw:glue-point draw:id="8" svg:x="2.5cm" svg:y="5cm"/>
          <text:p text:style-name="P1"><text:span text:style-name="T2">Pipeline Data</text:span></text:p>
          <text:p text:style-name="P1"><text:span text:style-name="T2">Buffer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15.24cm" svg:height="1.27cm" svg:x="1cm" svg:y="1cm">
          <draw:glue-point draw:id="4" svg:x="-4.583cm" svg:y="5.007cm"/>
          <draw:glue-point draw:id="5" svg:x="-4.166cm" svg:y="5cm"/>
          <draw:glue-point draw:id="6" svg:x="-3.333cm" svg:y="5cm"/>
          <draw:glue-point draw:id="7" svg:x="-2.916cm" svg:y="5cm"/>
          <draw:glue-point draw:id="8" svg:x="0.833cm" svg:y="5.007cm"/>
          <draw:glue-point draw:id="9" svg:x="1.25cm" svg:y="5.007cm"/>
          <draw:glue-point draw:id="10" svg:x="1.666cm" svg:y="5cm"/>
          <draw:glue-point draw:id="11" svg:x="2.083cm" svg:y="5cm"/>
          <draw:glue-point draw:id="12" svg:x="2.916cm" svg:y="5cm"/>
          <draw:glue-point draw:id="13" svg:x="3.333cm" svg:y="5cm"/>
          <draw:glue-point draw:id="14" svg:x="-0.416cm" svg:y="5cm"/>
          <text:p text:style-name="P1"><text:span text:style-name="T1">Internal Memory Subsystem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.636cm" svg:y1="7.35cm" svg:x2="1.636cm" svg:y2="2.27cm" draw:start-shape="id1" draw:start-glue-point="5" draw:end-shape="id2" draw:end-glue-point="4" svg:d="M1636 7350v-5080" svg:viewBox="0 0 1 5081">
          <text:p text:style-name="P1"/>
        </draw:connector>
        <draw:connector draw:style-name="gr6" draw:text-style-name="P4" draw:layer="layout" draw:type="line" svg:x1="2.272cm" svg:y1="7.35cm" svg:x2="2.272cm" svg:y2="2.27cm" draw:start-shape="id1" draw:start-glue-point="4" draw:end-shape="id2" draw:end-glue-point="5" svg:d="M2272 7350v-5080" svg:viewBox="0 0 1 5081">
          <text:p/>
        </draw:connector>
        <draw:connector draw:style-name="gr6" draw:text-style-name="P4" draw:layer="layout" draw:type="line" svg:x1="3.541cm" svg:y1="5.445cm" svg:x2="3.543cm" svg:y2="7.35cm" draw:start-shape="id3" draw:start-glue-point="4" draw:end-shape="id1" draw:end-glue-point="8" svg:d="M3541 5445l2 1905" svg:viewBox="0 0 3 1906">
          <text:p/>
        </draw:connector>
        <draw:connector draw:style-name="gr6" draw:text-style-name="P4" draw:layer="layout" draw:type="line" svg:x1="4.176cm" svg:y1="5.445cm" svg:x2="4.176cm" svg:y2="7.35cm" draw:start-shape="id3" draw:start-glue-point="5" draw:end-shape="id1" draw:end-glue-point="6" svg:d="M4176 5445v1905" svg:viewBox="0 0 1 1906">
          <text:p/>
        </draw:connector>
        <draw:connector draw:style-name="gr6" draw:text-style-name="P4" draw:layer="layout" draw:type="line" svg:x1="4.81cm" svg:y1="5.445cm" svg:x2="4.811cm" svg:y2="7.35cm" draw:start-shape="id3" draw:start-glue-point="6" draw:end-shape="id1" draw:end-glue-point="7" svg:d="M4810 5445l1 1905" svg:viewBox="0 0 2 1906">
          <text:p/>
        </draw:connector>
        <draw:connector draw:style-name="gr6" draw:text-style-name="P4" draw:layer="layout" draw:type="line" svg:x1="5.447cm" svg:y1="7.35cm" svg:x2="5.444cm" svg:y2="5.445cm" draw:start-shape="id1" draw:start-glue-point="9" draw:end-shape="id3" draw:end-glue-point="7" svg:d="M5447 7350l-3-1905" svg:viewBox="0 0 4 1906">
          <text:p/>
        </draw:connector>
        <draw:connector draw:style-name="gr6" draw:text-style-name="P4" draw:layer="layout" draw:type="line" svg:x1="6.082cm" svg:y1="7.35cm" svg:x2="6.079cm" svg:y2="5.445cm" draw:start-shape="id1" draw:start-glue-point="10" draw:end-shape="id3" draw:end-glue-point="8" svg:d="M6082 7350l-3-1905" svg:viewBox="0 0 4 1906">
          <text:p/>
        </draw:connector>
        <draw:frame draw:style-name="gr7" draw:text-style-name="P5" draw:layer="layout" svg:width="2.731cm" svg:height="0.319cm" draw:transform="rotate (1.5707963267949) translate (1.254cm 6.842cm)">
          <draw:text-box>
            <text:p text:style-name="P1"><text:span text:style-name="T3">core_inst_request_o</text:span></text:p>
          </draw:text-box>
        </draw:frame>
        <draw:frame draw:style-name="gr8" draw:text-style-name="P5" draw:layer="layout" svg:width="3.429cm" svg:height="0.637cm" draw:transform="rotate (1.5707963267949) translate (1.76cm 6.778cm)">
          <draw:text-box>
            <text:p text:style-name="P1"><text:span text:style-name="T3">core_inst_address_o [31:0]</text:span></text:p>
          </draw:text-box>
        </draw:frame>
        <draw:connector draw:style-name="gr6" draw:text-style-name="P4" draw:layer="layout" draw:type="line" svg:x1="3.541cm" svg:y1="2.27cm" svg:x2="3.541cm" svg:y2="4.175cm" draw:start-shape="id2" draw:start-glue-point="6" draw:end-shape="id3" draw:end-glue-point="9" svg:d="M3541 2270v1905" svg:viewBox="0 0 1 1906">
          <text:p/>
        </draw:connector>
        <draw:connector draw:style-name="gr6" draw:text-style-name="P4" draw:layer="layout" draw:type="line" svg:x1="4.177cm" svg:y1="2.27cm" svg:x2="4.176cm" svg:y2="4.175cm" draw:start-shape="id2" draw:start-glue-point="7" draw:end-shape="id3" draw:end-glue-point="10" svg:d="M4177 2270l-1 1905" svg:viewBox="0 0 2 1906">
          <text:p/>
        </draw:connector>
        <draw:connector draw:style-name="gr5" draw:text-style-name="P4" draw:layer="layout" draw:type="line" svg:x1="9.893cm" svg:y1="7.35cm" svg:x2="9.889cm" svg:y2="2.27cm" draw:start-shape="id1" draw:start-glue-point="11" draw:end-shape="id2" draw:end-glue-point="8" svg:d="M9893 7350l-4-5080" svg:viewBox="0 0 5 5081">
          <text:p/>
        </draw:connector>
        <draw:connector draw:style-name="gr5" draw:text-style-name="P4" draw:layer="layout" draw:type="line" svg:x1="10.526cm" svg:y1="7.35cm" svg:x2="10.525cm" svg:y2="2.27cm" draw:start-shape="id1" draw:start-glue-point="12" draw:end-shape="id2" draw:end-glue-point="9" svg:d="M10526 7350l-1-5080" svg:viewBox="0 0 2 5081">
          <text:p/>
        </draw:connector>
        <draw:connector draw:style-name="gr5" draw:text-style-name="P4" draw:layer="layout" draw:type="line" svg:x1="11.161cm" svg:y1="7.35cm" svg:x2="11.158cm" svg:y2="2.27cm" draw:start-shape="id1" draw:start-glue-point="13" draw:end-shape="id2" draw:end-glue-point="10" svg:d="M11161 7350l-3-5080" svg:viewBox="0 0 4 5081">
          <text:p/>
        </draw:connector>
        <draw:connector draw:style-name="gr5" draw:text-style-name="P4" draw:layer="layout" draw:type="line" svg:x1="11.797cm" svg:y1="7.35cm" svg:x2="11.794cm" svg:y2="2.27cm" draw:start-shape="id1" draw:start-glue-point="14" draw:end-shape="id2" draw:end-glue-point="11" svg:d="M11797 7350l-3-5080" svg:viewBox="0 0 4 5081">
          <text:p/>
        </draw:connector>
        <draw:frame draw:style-name="gr9" draw:text-style-name="P5" draw:layer="layout" svg:width="1.27cm" svg:height="0.477cm" draw:transform="rotate (1.5707963267949) translate (3.277cm 3.54cm)">
          <draw:text-box>
            <text:p text:style-name="P1"><text:span text:style-name="T4">core_inst_</text:span></text:p>
            <text:p text:style-name="P1"><text:span text:style-name="T4">valid_i</text:span></text:p>
          </draw:text-box>
        </draw:frame>
        <draw:frame draw:style-name="gr10" draw:text-style-name="P5" draw:layer="layout" svg:width="1.778cm" svg:height="0.477cm" draw:transform="rotate (1.5707963267949) translate (3.93cm 3.794cm)">
          <draw:text-box>
            <text:p text:style-name="P1"><text:span text:style-name="T4">core_inst_</text:span></text:p>
            <text:p text:style-name="P1"><text:span text:style-name="T4">data_i[31:0]</text:span></text:p>
          </draw:text-box>
        </draw:frame>
        <draw:connector draw:style-name="gr6" draw:text-style-name="P4" draw:layer="layout" draw:type="line" svg:x1="13.063cm" svg:y1="2.27cm" svg:x2="13.065cm" svg:y2="4.175cm" draw:start-shape="id2" draw:start-glue-point="12" draw:end-shape="id4" draw:end-glue-point="4" svg:d="M13063 2270l2 1905" svg:viewBox="0 0 3 1906">
          <text:p/>
        </draw:connector>
        <draw:connector draw:style-name="gr6" draw:text-style-name="P4" draw:layer="layout" draw:type="line" svg:x1="13.699cm" svg:y1="2.27cm" svg:x2="13.7cm" svg:y2="4.175cm" draw:start-shape="id2" draw:start-glue-point="13" draw:end-shape="id4" draw:end-glue-point="5" svg:d="M13699 2270l1 1905" svg:viewBox="0 0 2 1906">
          <text:p/>
        </draw:connector>
        <draw:connector draw:style-name="gr6" draw:text-style-name="P4" draw:layer="layout" draw:type="line" svg:x1="13.065cm" svg:y1="5.445cm" svg:x2="13.068cm" svg:y2="7.35cm" draw:start-shape="id4" draw:start-glue-point="6" draw:end-shape="id1" draw:end-glue-point="15" svg:d="M13065 5445l3 1905" svg:viewBox="0 0 4 1906">
          <text:p/>
        </draw:connector>
        <draw:connector draw:style-name="gr6" draw:text-style-name="P4" draw:layer="layout" draw:type="line" svg:x1="13.701cm" svg:y1="7.35cm" svg:x2="13.7cm" svg:y2="5.445cm" draw:start-shape="id1" draw:start-glue-point="16" draw:end-shape="id4" draw:end-glue-point="7" svg:d="M13701 7350l-1-1905" svg:viewBox="0 0 2 1906">
          <text:p/>
        </draw:connector>
        <draw:connector draw:style-name="gr6" draw:text-style-name="P4" draw:layer="layout" draw:type="line" svg:x1="14.333cm" svg:y1="7.35cm" svg:x2="14.335cm" svg:y2="5.445cm" draw:start-shape="id1" draw:start-glue-point="17" draw:end-shape="id4" draw:end-glue-point="8" svg:d="M14333 7350l2-1905" svg:viewBox="0 0 3 1906">
          <text:p/>
        </draw:connector>
        <draw:custom-shape draw:style-name="gr11" draw:text-style-name="P3" xml:id="id5" draw:id="id5" draw:layer="layout" svg:width="8.255cm" svg:height="0.635cm" draw:transform="rotate (-1.5707963267949) translate (2.269cm 9.89cm)">
          <draw:glue-point draw:id="4" svg:x="0cm" svg:y="-4.999cm"/>
          <draw:glue-point draw:id="5" svg:x="5.007cm" svg:y="0.385cm"/>
          <draw:glue-point draw:id="6" svg:x="5.007cm" svg:y="0cm"/>
          <draw:glue-point draw:id="7" svg:x="5.007cm" svg:y="-4.23cm"/>
          <draw:glue-point draw:id="8" svg:x="5.007cm" svg:y="-0.384cm"/>
          <draw:glue-point draw:id="9" svg:x="-4.992cm" svg:y="-4.23cm"/>
          <draw:glue-point draw:id="10" svg:x="-4.992cm" svg:y="-3.46cm"/>
          <text:p text:style-name="P6"><text:span text:style-name="T1">Stage 0 Regist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3" xml:id="id12" draw:id="id12" draw:layer="layout" svg:width="8.255cm" svg:height="0.635cm" draw:transform="rotate (-1.5707963267949) translate (6.714cm 9.89cm)">
          <draw:glue-point draw:id="4" svg:x="-4.992cm" svg:y="3.462cm"/>
          <draw:glue-point draw:id="5" svg:x="-4.992cm" svg:y="2.692cm"/>
          <draw:glue-point draw:id="6" svg:x="-5.023cm" svg:y="1.923cm"/>
          <draw:glue-point draw:id="7" svg:x="-4.992cm" svg:y="0cm"/>
          <draw:glue-point draw:id="8" svg:x="-4.992cm" svg:y="-1.153cm"/>
          <draw:glue-point draw:id="9" svg:x="-4.992cm" svg:y="-2cm"/>
          <draw:glue-point draw:id="10" svg:x="-4.992cm" svg:y="-3cm"/>
          <draw:glue-point draw:id="11" svg:x="-4.992cm" svg:y="-4.23cm"/>
          <draw:glue-point draw:id="12" svg:x="5.007cm" svg:y="-4.23cm"/>
          <draw:glue-point draw:id="13" svg:x="-5.023cm" svg:y="1.154cm"/>
          <draw:glue-point draw:id="14" svg:x="-4.992cm" svg:y="0.385cm"/>
          <draw:glue-point draw:id="15" svg:x="5.007cm" svg:y="-3.46cm"/>
          <draw:glue-point draw:id="16" svg:x="-4.992cm" svg:y="-0.384cm"/>
          <draw:glue-point draw:id="17" svg:x="5.007cm" svg:y="1.923cm"/>
          <draw:glue-point draw:id="18" svg:x="5.007cm" svg:y="2.692cm"/>
          <draw:glue-point draw:id="19" svg:x="5.007cm" svg:y="-2.691cm"/>
          <text:p text:style-name="P6"><text:span text:style-name="T1">S</text:span><text:span text:style-name="T1">t</text:span><text:span text:style-name="T1">a</text:span><text:span text:style-name="T1">g</text:span><text:span text:style-name="T1">e</text:span><text:span text:style-name="T1"> </text:span><text:span text:style-name="T1">1</text:span><text:span text:style-name="T1"> </text:span><text:span text:style-name="T1">R</text:span><text:span text:style-name="T1">e</text:span><text:span text:style-name="T1">g</text:span><text:span text:style-name="T1">i</text:span><text:span text:style-name="T1">s</text:span><text:span text:style-name="T1">t</text:span><text:span text:style-name="T1">e</text:span><text:span text:style-name="T1">r</text:span><text:span text:style-name="T1">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2" draw:text-style-name="P3" xml:id="id13" draw:id="id13" draw:layer="layout" svg:width="5.08cm" svg:height="1.27cm" draw:transform="rotate (1.5707963267949) translate (3.54cm 17.51cm)">
          <draw:glue-point draw:id="4" svg:x="5cm" svg:y="3.75cm"/>
          <draw:glue-point draw:id="5" svg:x="5cm" svg:y="1.25cm"/>
          <draw:glue-point draw:id="6" svg:x="5cm" svg:y="0cm"/>
          <draw:glue-point draw:id="7" svg:x="5cm" svg:y="-2.5cm"/>
          <draw:glue-point draw:id="8" svg:x="5cm" svg:y="-3.75cm"/>
          <draw:glue-point draw:id="9" svg:x="-5cm" svg:y="3.328cm"/>
          <draw:glue-point draw:id="10" svg:x="-5cm" svg:y="1.661cm"/>
          <draw:glue-point draw:id="11" svg:x="-5cm" svg:y="-2.5cm"/>
          <draw:glue-point draw:id="12" svg:x="-5cm" svg:y="-1.25cm"/>
          <draw:glue-point draw:id="13" svg:x="5cm" svg:y="-1.25cm"/>
          <draw:glue-point draw:id="14" svg:x="5cm" svg:y="0cm"/>
          <draw:glue-point draw:id="15" svg:x="5cm" svg:y="2.5cm"/>
          <text:p text:style-name="P1"><text:span text:style-name="T2">Instruction De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2.54cm" svg:height="1.27cm" draw:transform="rotate (1.5707963267949) translate (7.35cm 17.51cm)">
          <draw:glue-point draw:id="4" svg:x="5cm" svg:y="2.5cm"/>
          <draw:glue-point draw:id="5" svg:x="5cm" svg:y="1.661cm"/>
          <draw:glue-point draw:id="6" svg:x="5cm" svg:y="0cm"/>
          <draw:glue-point draw:id="7" svg:x="5cm" svg:y="-1.661cm"/>
          <draw:glue-point draw:id="8" svg:x="5cm" svg:y="-2.5cm"/>
          <draw:glue-point draw:id="9" svg:x="-5cm" svg:y="3.328cm"/>
          <draw:glue-point draw:id="10" svg:x="-5cm" svg:y="1.661cm"/>
          <draw:glue-point draw:id="11" svg:x="-2.503cm" svg:y="5cm"/>
          <draw:glue-point draw:id="12" svg:x="2.496cm" svg:y="5cm"/>
          <draw:glue-point draw:id="13" svg:x="-5cm" svg:y="-2.5cm"/>
          <text:p text:style-name="P1"><text:span text:style-name="T2">Dependency</text:span></text:p>
          <text:p text:style-name="P1"><text:span text:style-name="T2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14" draw:id="id14" draw:layer="layout" svg:width="2.54cm" svg:height="1.905cm" draw:transform="rotate (1.5707963267949) translate (9.255cm 14.97cm)">
          <draw:glue-point draw:id="4" svg:x="5cm" svg:y="3.328cm"/>
          <draw:glue-point draw:id="5" svg:x="5cm" svg:y="1.661cm"/>
          <draw:glue-point draw:id="6" svg:x="5cm" svg:y="0cm"/>
          <draw:glue-point draw:id="7" svg:x="5cm" svg:y="-1.661cm"/>
          <draw:glue-point draw:id="8" svg:x="5cm" svg:y="-3.328cm"/>
          <draw:glue-point draw:id="9" svg:x="-5cm" svg:y="3.328cm"/>
          <draw:glue-point draw:id="10" svg:x="-5cm" svg:y="1.661cm"/>
          <draw:glue-point draw:id="11" svg:x="-1.664cm" svg:y="-5cm"/>
          <draw:glue-point draw:id="12" svg:x="1.669cm" svg:y="-5cm"/>
          <text:p text:style-name="P1"><text:span text:style-name="T2">Memory </text:span></text:p>
          <text:p text:style-name="P1"><text:span text:style-name="T2">Reference </text:span></text:p>
          <text:p text:style-name="P1"><text:span text:style-name="T2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15" draw:id="id15" draw:layer="layout" svg:width="2.54cm" svg:height="1.905cm" draw:transform="rotate (1.5707963267949) translate (11.795cm 14.97cm)">
          <draw:glue-point draw:id="4" svg:x="5cm" svg:y="3.328cm"/>
          <draw:glue-point draw:id="5" svg:x="5cm" svg:y="1.661cm"/>
          <draw:glue-point draw:id="6" svg:x="5cm" svg:y="0cm"/>
          <draw:glue-point draw:id="7" svg:x="5cm" svg:y="-1.661cm"/>
          <draw:glue-point draw:id="8" svg:x="5cm" svg:y="-3.328cm"/>
          <draw:glue-point draw:id="9" svg:x="-5cm" svg:y="3.328cm"/>
          <draw:glue-point draw:id="10" svg:x="-5cm" svg:y="1.661cm"/>
          <draw:glue-point draw:id="11" svg:x="-1.664cm" svg:y="-5cm"/>
          <draw:glue-point draw:id="12" svg:x="1.669cm" svg:y="-5cm"/>
          <text:p text:style-name="P1"><text:span text:style-name="T1">Target </text:span></text:p>
          <text:p text:style-name="P1"><text:span text:style-name="T1">Address 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11" draw:id="id11" draw:layer="layout" svg:width="8.255cm" svg:height="0.635cm" draw:transform="rotate (-1.5707963267949) translate (15.604cm 9.89cm)">
          <draw:glue-point draw:id="4" svg:x="-4.992cm" svg:y="-4.23cm"/>
          <draw:glue-point draw:id="5" svg:x="-4.992cm" svg:y="-3.46cm"/>
          <draw:glue-point draw:id="6" svg:x="-4.992cm" svg:y="3.462cm"/>
          <draw:glue-point draw:id="7" svg:x="-4.992cm" svg:y="2.692cm"/>
          <draw:glue-point draw:id="8" svg:x="-4.992cm" svg:y="-2.691cm"/>
          <draw:glue-point draw:id="9" svg:x="-4.992cm" svg:y="-0.384cm"/>
          <draw:glue-point draw:id="10" svg:x="5.007cm" svg:y="-4.23cm"/>
          <draw:glue-point draw:id="11" svg:x="5.007cm" svg:y="-3.46cm"/>
          <draw:glue-point draw:id="12" svg:x="5.007cm" svg:y="-2.691cm"/>
          <draw:glue-point draw:id="13" svg:x="5.007cm" svg:y="-0.384cm"/>
          <draw:glue-point draw:id="14" svg:x="5.007cm" svg:y="0.385cm"/>
          <draw:glue-point draw:id="15" svg:x="5.007cm" svg:y="1.154cm"/>
          <draw:glue-point draw:id="16" svg:x="5.007cm" svg:y="1.923cm"/>
          <draw:glue-point draw:id="17" svg:x="5.007cm" svg:y="2.692cm"/>
          <draw:glue-point draw:id="18" svg:x="5.007cm" svg:y="3.462cm"/>
          <draw:glue-point draw:id="19" svg:x="5.007cm" svg:y="-1.153cm"/>
          <text:p text:style-name="P6"><text:span text:style-name="T1">Stage 2 Regist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3" xml:id="id8" draw:id="id8" draw:layer="layout" svg:width="5.08cm" svg:height="1.905cm" draw:transform="rotate (1.5707963267949) translate (16.875cm 17.51cm)">
          <draw:glue-point draw:id="4" svg:x="5cm" svg:y="3.328cm"/>
          <draw:glue-point draw:id="5" svg:x="5cm" svg:y="1.661cm"/>
          <draw:glue-point draw:id="6" svg:x="5cm" svg:y="0cm"/>
          <draw:glue-point draw:id="7" svg:x="5cm" svg:y="-1.661cm"/>
          <draw:glue-point draw:id="8" svg:x="5cm" svg:y="-3.328cm"/>
          <draw:glue-point draw:id="9" svg:x="-4.997cm" svg:y="3.75cm"/>
          <draw:glue-point draw:id="10" svg:x="-5.007cm" svg:y="2.5cm"/>
          <draw:glue-point draw:id="11" svg:x="-4.997cm" svg:y="1.25cm"/>
          <draw:glue-point draw:id="12" svg:x="-4.997cm" svg:y="-1.25cm"/>
          <draw:glue-point draw:id="13" svg:x="-4.997cm" svg:y="-2.5cm"/>
          <draw:glue-point draw:id="14" svg:x="-4.997cm" svg:y="-3.75cm"/>
          <text:p text:style-name="P1"><text:span text:style-name="T2">ALU / </text:span></text:p>
          <text:p text:style-name="P1"><text:span text:style-name="T2">OPERATION M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10" draw:id="id10" draw:layer="layout" svg:width="8.255cm" svg:height="0.635cm" draw:transform="rotate (-1.5707963267949) translate (20.684cm 9.89cm)">
          <draw:glue-point draw:id="4" svg:x="-4.992cm" svg:y="-3.46cm"/>
          <draw:glue-point draw:id="5" svg:x="-4.992cm" svg:y="-4.23cm"/>
          <draw:glue-point draw:id="6" svg:x="-4.992cm" svg:y="-2.691cm"/>
          <draw:glue-point draw:id="7" svg:x="-5.023cm" svg:y="1.154cm"/>
          <draw:glue-point draw:id="8" svg:x="5.007cm" svg:y="-4.23cm"/>
          <draw:glue-point draw:id="9" svg:x="5.007cm" svg:y="-0.384cm"/>
          <draw:glue-point draw:id="10" svg:x="5.007cm" svg:y="0.385cm"/>
          <draw:glue-point draw:id="11" svg:x="5.007cm" svg:y="1.154cm"/>
          <draw:glue-point draw:id="12" svg:x="5.007cm" svg:y="1.923cm"/>
          <text:p text:style-name="P6"><text:span text:style-name="T1">Stage 3 Regist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4" draw:layer="layout" draw:type="line" svg:x1="1.955cm" svg:y1="8.62cm" svg:x2="1.952cm" svg:y2="9.89cm" draw:start-shape="id1" draw:start-glue-point="18" draw:end-shape="id5" svg:d="M1955 8620l-3 1270" svg:viewBox="0 0 4 1271">
          <text:p/>
        </draw:connector>
        <draw:custom-shape draw:style-name="gr14" draw:text-style-name="P3" xml:id="id9" draw:id="id9" draw:layer="layout" svg:width="5.08cm" svg:height="1.905cm" draw:transform="rotate (1.5707963267949) translate (21.955cm 17.51cm)">
          <draw:glue-point draw:id="4" svg:x="5cm" svg:y="3.328cm"/>
          <draw:glue-point draw:id="5" svg:x="5cm" svg:y="1.661cm"/>
          <draw:glue-point draw:id="6" svg:x="5cm" svg:y="0cm"/>
          <draw:glue-point draw:id="7" svg:x="5.002cm" svg:y="-1.25cm"/>
          <draw:glue-point draw:id="8" svg:x="5.002cm" svg:y="-2.5cm"/>
          <draw:glue-point draw:id="9" svg:x="-4.997cm" svg:y="2.5cm"/>
          <draw:glue-point draw:id="10" svg:x="-4.997cm" svg:y="1.25cm"/>
          <draw:glue-point draw:id="11" svg:x="-4.997cm" svg:y="-2.5cm"/>
          <draw:glue-point draw:id="12" svg:x="-4.997cm" svg:y="-1.25cm"/>
          <draw:glue-point draw:id="13" svg:x="-1.664cm" svg:y="-5cm"/>
          <draw:glue-point draw:id="14" svg:x="1.669cm" svg:y="-5cm"/>
          <text:p text:style-name="P1"><text:span text:style-name="T2">Memory Op. 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6" draw:id="id6" draw:layer="layout" svg:width="12.7cm" svg:height="0.635cm" svg:x="13.065cm" svg:y="19.732cm">
          <draw:glue-point draw:id="4" svg:x="-3.321cm" svg:y="4.986cm"/>
          <draw:glue-point draw:id="5" svg:x="-1.655cm" svg:y="4.986cm"/>
          <draw:glue-point draw:id="6" svg:x="0.001cm" svg:y="4.986cm"/>
          <draw:glue-point draw:id="7" svg:x="1.658cm" svg:y="4.986cm"/>
          <draw:glue-point draw:id="8" svg:x="3.324cm" svg:y="4.986cm"/>
          <draw:glue-point draw:id="9" svg:x="-3.321cm" svg:y="-4.986cm"/>
          <draw:glue-point draw:id="10" svg:x="-1.655cm" svg:y="-4.986cm"/>
          <draw:glue-point draw:id="11" svg:x="4cm" svg:y="-4.992cm"/>
          <draw:glue-point draw:id="12" svg:x="4.5cm" svg:y="-4.992cm"/>
          <text:p text:style-name="P1"><text:span text:style-name="T2">Register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4" draw:layer="layout" svg:x1="13.065cm" svg:y1="20.049cm" svg:x2="7.668cm" svg:y2="17.51cm" draw:start-shape="id6" draw:start-glue-point="3" draw:end-shape="id7" draw:end-glue-point="11" svg:d="M13065 20049h-5397v-2539" svg:viewBox="0 0 5398 2540">
          <text:p/>
        </draw:connector>
        <draw:connector draw:style-name="gr16" draw:text-style-name="P4" draw:layer="layout" draw:line-skew="0.769cm" svg:x1="17.827cm" svg:y1="17.51cm" svg:x2="8.301cm" svg:y2="17.51cm" draw:start-shape="id8" draw:start-glue-point="3" draw:end-shape="id7" draw:end-glue-point="12" svg:d="M17827 17510v1270h-9526v-1270" svg:viewBox="0 0 9527 1271">
          <text:p/>
        </draw:connector>
        <draw:connector draw:style-name="gr16" draw:text-style-name="P4" draw:layer="layout" draw:line-skew="1.404cm" svg:x1="22.907cm" svg:y1="17.51cm" svg:x2="7.985cm" svg:y2="17.51cm" draw:start-shape="id9" draw:start-glue-point="3" draw:end-shape="id7" draw:end-glue-point="3" svg:d="M22907 17510v1905h-14922v-1905" svg:viewBox="0 0 14923 1906">
          <text:p/>
        </draw:connector>
        <draw:connector draw:style-name="gr6" draw:text-style-name="P4" draw:layer="layout" svg:x1="20.366cm" svg:y1="8.62cm" svg:x2="20.367cm" svg:y2="9.89cm" draw:start-shape="id1" draw:start-glue-point="21" draw:end-shape="id10" svg:d="M20366 8620v635h1v635" svg:viewBox="0 0 2 1271">
          <text:p/>
        </draw:connector>
        <draw:connector draw:style-name="gr6" draw:text-style-name="P4" draw:layer="layout" svg:x1="15.285cm" svg:y1="8.62cm" svg:x2="15.287cm" svg:y2="9.89cm" draw:start-shape="id1" draw:start-glue-point="27" draw:end-shape="id11" svg:d="M15285 8620v635h2v635" svg:viewBox="0 0 3 1271">
          <text:p/>
        </draw:connector>
        <draw:connector draw:style-name="gr6" draw:text-style-name="P4" draw:layer="layout" svg:x1="6.399cm" svg:y1="8.62cm" svg:x2="6.397cm" svg:y2="9.89cm" draw:start-shape="id1" draw:start-glue-point="19" draw:end-shape="id12" svg:d="M6399 8620v635h-2v635" svg:viewBox="0 0 3 1271">
          <text:p/>
        </draw:connector>
        <draw:connector draw:style-name="gr6" draw:text-style-name="P4" draw:layer="layout" svg:x1="2.269cm" svg:y1="13.701cm" svg:x2="3.54cm" svg:y2="13.7cm" draw:start-shape="id5" draw:start-glue-point="8" draw:end-shape="id13" draw:end-glue-point="11" svg:d="M2269 13701h636v-1h635" svg:viewBox="0 0 1272 2">
          <text:p/>
        </draw:connector>
        <draw:connector draw:style-name="gr6" draw:text-style-name="P4" draw:layer="layout" svg:x1="2.269cm" svg:y1="14.334cm" svg:x2="3.54cm" svg:y2="14.335cm" draw:start-shape="id5" draw:start-glue-point="5" draw:end-shape="id13" draw:end-glue-point="12" svg:d="M2269 14334h636v1h635" svg:viewBox="0 0 1272 2">
          <text:p/>
        </draw:connector>
        <draw:connector draw:style-name="gr6" draw:text-style-name="P4" draw:layer="layout" svg:x1="2.269cm" svg:y1="10.526cm" svg:x2="6.081cm" svg:y2="10.526cm" draw:start-shape="id5" draw:start-glue-point="7" draw:end-shape="id12" draw:end-glue-point="11" svg:d="M2269 10526h3812" svg:viewBox="0 0 3813 1">
          <text:p/>
        </draw:connector>
        <draw:connector draw:style-name="gr6" draw:text-style-name="P4" draw:layer="layout" svg:x1="4.81cm" svg:y1="13.065cm" svg:x2="6.081cm" svg:y2="13.066cm" draw:start-shape="id13" draw:start-glue-point="8" draw:end-shape="id12" draw:end-glue-point="8" svg:d="M4810 13065h635v1h636" svg:viewBox="0 0 1272 2">
          <text:p/>
        </draw:connector>
        <draw:connector draw:style-name="gr6" draw:text-style-name="P4" draw:layer="layout" svg:x1="4.81cm" svg:y1="15.605cm" svg:x2="6.08cm" svg:y2="15.604cm" draw:start-shape="id13" draw:start-glue-point="5" draw:end-shape="id12" draw:end-glue-point="6" svg:d="M4810 15605h635v-1h635" svg:viewBox="0 0 1271 2">
          <text:p/>
        </draw:connector>
        <draw:connector draw:style-name="gr6" draw:text-style-name="P4" draw:layer="layout" svg:x1="4.81cm" svg:y1="16.24cm" svg:x2="6.081cm" svg:y2="16.239cm" draw:start-shape="id13" draw:start-glue-point="15" draw:end-shape="id12" draw:end-glue-point="5" svg:d="M4810 16240h635v-1h636" svg:viewBox="0 0 1272 2">
          <text:p/>
        </draw:connector>
        <draw:connector draw:style-name="gr6" draw:text-style-name="P4" draw:layer="layout" svg:x1="4.81cm" svg:y1="16.875cm" svg:x2="6.081cm" svg:y2="16.874cm" draw:start-shape="id13" draw:start-glue-point="4" draw:end-shape="id12" draw:end-glue-point="4" svg:d="M4810 16875h635v-1h636" svg:viewBox="0 0 1272 2">
          <text:p/>
        </draw:connector>
        <draw:connector draw:style-name="gr6" draw:text-style-name="P4" draw:layer="layout" svg:x1="6.714cm" svg:y1="10.526cm" svg:x2="14.971cm" svg:y2="10.526cm" draw:start-shape="id12" draw:start-glue-point="12" draw:end-shape="id11" draw:end-glue-point="4" svg:d="M6714 10526h8257" svg:viewBox="0 0 8258 1">
          <text:p/>
        </draw:connector>
        <draw:connector draw:style-name="gr6" draw:text-style-name="P4" draw:layer="layout" svg:x1="7.985cm" svg:y1="14.97cm" svg:x2="7.986cm" svg:y2="8.62cm" draw:start-shape="id7" draw:start-glue-point="1" draw:end-shape="id1" draw:end-glue-point="24" svg:d="M7985 14970v-3175h1v-3175" svg:viewBox="0 0 2 6351">
          <text:p/>
        </draw:connector>
        <draw:connector draw:style-name="gr6" draw:text-style-name="P4" draw:layer="layout" svg:x1="7.987cm" svg:y1="2.27cm" svg:x2="7.986cm" svg:y2="7.35cm" draw:start-shape="id2" draw:start-glue-point="14" draw:end-shape="id1" draw:end-glue-point="23" svg:d="M7987 2270v2540h-1v2540" svg:viewBox="0 0 2 5081">
          <text:p/>
        </draw:connector>
        <draw:connector draw:style-name="gr6" draw:text-style-name="P4" draw:layer="layout" svg:x1="4.81cm" svg:y1="14.97cm" svg:x2="6.08cm" svg:y2="14.969cm" draw:start-shape="id13" draw:start-glue-point="6" draw:end-shape="id12" draw:end-glue-point="13" svg:d="M4810 14970h635v-1h635" svg:viewBox="0 0 1271 2">
          <text:p/>
        </draw:connector>
        <draw:connector draw:style-name="gr6" draw:text-style-name="P4" draw:layer="layout" svg:x1="4.81cm" svg:y1="13.7cm" svg:x2="6.081cm" svg:y2="13.701cm" draw:start-shape="id13" draw:start-glue-point="7" draw:end-shape="id12" draw:end-glue-point="16" svg:d="M4810 13700h635v1h636" svg:viewBox="0 0 1272 2">
          <text:p/>
        </draw:connector>
        <draw:connector draw:style-name="gr6" draw:text-style-name="P4" draw:layer="layout" svg:x1="4.81cm" svg:y1="14.335cm" svg:x2="6.081cm" svg:y2="14.334cm" draw:start-shape="id13" draw:start-glue-point="13" draw:end-shape="id12" draw:end-glue-point="14" svg:d="M4810 14335h635v-1h636" svg:viewBox="0 0 1272 2">
          <text:p/>
        </draw:connector>
        <draw:connector draw:style-name="gr6" draw:text-style-name="P4" draw:layer="layout" svg:x1="6.714cm" svg:y1="11.161cm" svg:x2="14.971cm" svg:y2="11.161cm" draw:start-shape="id12" draw:start-glue-point="15" draw:end-shape="id11" draw:end-glue-point="5" svg:d="M6714 11161h8257" svg:viewBox="0 0 8258 1">
          <text:p/>
        </draw:connector>
        <draw:connector draw:style-name="gr6" draw:text-style-name="P4" draw:layer="layout" svg:x1="6.714cm" svg:y1="15.604cm" svg:x2="7.35cm" svg:y2="15.605cm" draw:start-shape="id12" draw:start-glue-point="17" draw:end-shape="id7" draw:end-glue-point="13" svg:d="M6714 15604h318v1h318" svg:viewBox="0 0 637 2">
          <text:p/>
        </draw:connector>
        <draw:connector draw:style-name="gr6" draw:text-style-name="P4" draw:layer="layout" svg:x1="6.714cm" svg:y1="16.239cm" svg:x2="7.35cm" svg:y2="16.24cm" draw:start-shape="id12" draw:start-glue-point="18" draw:end-shape="id7" draw:end-glue-point="0" svg:d="M6714 16239h318v1h318" svg:viewBox="0 0 637 2">
          <text:p/>
        </draw:connector>
        <draw:connector draw:style-name="gr6" draw:text-style-name="P4" draw:layer="layout" svg:x1="8.62cm" svg:y1="16.24cm" svg:x2="14.971cm" svg:y2="16.239cm" draw:start-shape="id7" draw:start-glue-point="6" draw:end-shape="id11" draw:end-glue-point="7" svg:d="M8620 16240h3175v-1h3176" svg:viewBox="0 0 6352 2">
          <text:p/>
        </draw:connector>
        <draw:connector draw:style-name="gr6" draw:text-style-name="P4" draw:layer="layout" svg:x1="8.62cm" svg:y1="16.875cm" svg:x2="14.971cm" svg:y2="16.874cm" draw:start-shape="id7" draw:start-glue-point="4" draw:end-shape="id11" draw:end-glue-point="6" svg:d="M8620 16875h3175v-1h3176" svg:viewBox="0 0 6352 2">
          <text:p/>
        </draw:connector>
        <draw:line draw:style-name="gr6" draw:text-style-name="P4" draw:layer="layout" svg:x1="9.89cm" svg:y1="16.875cm" svg:x2="9.89cm" svg:y2="14.97cm">
          <text:p/>
        </draw:line>
        <draw:line draw:style-name="gr6" draw:text-style-name="P4" draw:layer="layout" svg:x1="12.43cm" svg:y1="16.875cm" svg:x2="12.43cm" svg:y2="14.97cm">
          <text:p/>
        </draw:line>
        <draw:line draw:style-name="gr6" draw:text-style-name="P4" draw:layer="layout" svg:x1="10.525cm" svg:y1="16.24cm" svg:x2="10.525cm" svg:y2="14.97cm">
          <text:p/>
        </draw:line>
        <draw:line draw:style-name="gr6" draw:text-style-name="P4" draw:layer="layout" svg:x1="13.065cm" svg:y1="16.24cm" svg:x2="13.065cm" svg:y2="14.97cm">
          <text:p/>
        </draw:line>
        <draw:connector draw:style-name="gr6" draw:text-style-name="P4" draw:layer="layout" svg:x1="9.891cm" svg:y1="12.43cm" svg:x2="9.893cm" svg:y2="8.62cm" draw:start-shape="id14" draw:start-glue-point="11" draw:end-shape="id1" draw:end-glue-point="30" svg:d="M9891 12430v-1905h2v-1905" svg:viewBox="0 0 3 3811">
          <text:p/>
        </draw:connector>
        <draw:connector draw:style-name="gr6" draw:text-style-name="P4" draw:layer="layout" svg:x1="12.431cm" svg:y1="12.43cm" svg:x2="12.432cm" svg:y2="8.62cm" draw:start-shape="id15" draw:start-glue-point="11" draw:end-shape="id1" draw:end-glue-point="32" svg:d="M12431 12430v-1905h1v-1905" svg:viewBox="0 0 2 3811">
          <text:p/>
        </draw:connector>
        <draw:connector draw:style-name="gr6" draw:text-style-name="P4" draw:layer="layout" svg:x1="6.714cm" svg:y1="11.796cm" svg:x2="14.971cm" svg:y2="11.796cm" draw:start-shape="id12" draw:start-glue-point="19" draw:end-shape="id11" draw:end-glue-point="8" svg:d="M6714 11796h8257" svg:viewBox="0 0 8258 1">
          <text:p/>
        </draw:connector>
        <draw:connector draw:style-name="gr6" draw:text-style-name="P4" draw:layer="layout" svg:x1="10.524cm" svg:y1="12.43cm" svg:x2="10.526cm" svg:y2="8.62cm" draw:start-shape="id14" draw:start-glue-point="12" draw:end-shape="id1" draw:end-glue-point="31" svg:d="M10524 12430v-1905h2v-1905" svg:viewBox="0 0 3 3811">
          <text:p/>
        </draw:connector>
        <draw:connector draw:style-name="gr6" draw:text-style-name="P4" draw:layer="layout" svg:x1="10.207cm" svg:y1="12.43cm" svg:x2="10.209cm" svg:y2="8.62cm" draw:start-shape="id14" draw:start-glue-point="1" draw:end-shape="id1" draw:end-glue-point="28" svg:d="M10207 12430v-1905h2v-1905" svg:viewBox="0 0 3 3811">
          <text:p/>
        </draw:connector>
        <draw:connector draw:style-name="gr6" draw:text-style-name="P4" draw:layer="layout" svg:x1="13.699cm" svg:y1="13.7cm" svg:x2="14.971cm" svg:y2="13.701cm" draw:start-shape="id15" draw:start-glue-point="6" draw:end-shape="id11" draw:end-glue-point="9" svg:d="M13699 13700h635v1h637" svg:viewBox="0 0 1273 2">
          <text:p/>
        </draw:connector>
        <draw:connector draw:style-name="gr6" draw:text-style-name="P4" draw:layer="layout" svg:x1="13.064cm" svg:y1="12.43cm" svg:x2="13.068cm" svg:y2="8.62cm" draw:start-shape="id15" draw:start-glue-point="12" draw:end-shape="id1" draw:end-glue-point="33" svg:d="M13064 12430v-1905h4v-1905" svg:viewBox="0 0 5 3811">
          <text:p/>
        </draw:connector>
        <draw:connector draw:style-name="gr6" draw:text-style-name="P4" draw:layer="layout" svg:x1="15.604cm" svg:y1="10.526cm" svg:x2="20.051cm" svg:y2="10.526cm" draw:start-shape="id11" draw:start-glue-point="10" draw:end-shape="id10" draw:end-glue-point="5" svg:d="M15604 10526h4447" svg:viewBox="0 0 4448 1">
          <text:p/>
        </draw:connector>
        <draw:connector draw:style-name="gr6" draw:text-style-name="P4" draw:layer="layout" svg:x1="15.604cm" svg:y1="11.161cm" svg:x2="20.051cm" svg:y2="11.161cm" draw:start-shape="id11" draw:start-glue-point="11" draw:end-shape="id10" draw:end-glue-point="4" svg:d="M15604 11161h4447" svg:viewBox="0 0 4448 1">
          <text:p/>
        </draw:connector>
        <draw:connector draw:style-name="gr6" draw:text-style-name="P4" draw:layer="layout" svg:x1="15.604cm" svg:y1="11.796cm" svg:x2="20.051cm" svg:y2="11.796cm" draw:start-shape="id11" draw:start-glue-point="12" draw:end-shape="id10" draw:end-glue-point="6" svg:d="M15604 11796h4447" svg:viewBox="0 0 4448 1">
          <text:p/>
        </draw:connector>
        <draw:connector draw:style-name="gr6" draw:text-style-name="P4" draw:layer="layout" svg:x1="15.604cm" svg:y1="13.066cm" svg:x2="16.876cm" svg:y2="13.065cm" draw:start-shape="id11" draw:start-glue-point="19" draw:end-shape="id8" draw:end-glue-point="14" svg:d="M15604 13066h635v-1h637" svg:viewBox="0 0 1273 2">
          <text:p/>
        </draw:connector>
        <draw:connector draw:style-name="gr6" draw:text-style-name="P4" draw:layer="layout" svg:x1="15.604cm" svg:y1="13.701cm" svg:x2="16.876cm" svg:y2="13.7cm" draw:start-shape="id11" draw:start-glue-point="13" draw:end-shape="id8" draw:end-glue-point="13" svg:d="M15604 13701h635v-1h637" svg:viewBox="0 0 1273 2">
          <text:p/>
        </draw:connector>
        <draw:connector draw:style-name="gr6" draw:text-style-name="P4" draw:layer="layout" svg:x1="15.604cm" svg:y1="14.334cm" svg:x2="16.876cm" svg:y2="14.335cm" draw:start-shape="id11" draw:start-glue-point="14" draw:end-shape="id8" draw:end-glue-point="12" svg:d="M15604 14334h635v1h637" svg:viewBox="0 0 1273 2">
          <text:p/>
        </draw:connector>
        <draw:connector draw:style-name="gr6" draw:text-style-name="P4" draw:layer="layout" svg:x1="15.604cm" svg:y1="16.239cm" svg:x2="16.875cm" svg:y2="16.24cm" draw:start-shape="id11" draw:start-glue-point="17" draw:end-shape="id8" draw:end-glue-point="10" svg:d="M15604 16239h635v1h636" svg:viewBox="0 0 1272 2">
          <text:p/>
        </draw:connector>
        <draw:connector draw:style-name="gr6" draw:text-style-name="P4" draw:layer="layout" svg:x1="15.604cm" svg:y1="15.604cm" svg:x2="16.876cm" svg:y2="15.605cm" draw:start-shape="id11" draw:start-glue-point="16" draw:end-shape="id8" draw:end-glue-point="11" svg:d="M15604 15604h635v1h637" svg:viewBox="0 0 1273 2">
          <text:p/>
        </draw:connector>
        <draw:connector draw:style-name="gr6" draw:text-style-name="P4" draw:layer="layout" svg:x1="15.604cm" svg:y1="16.874cm" svg:x2="16.876cm" svg:y2="16.875cm" draw:start-shape="id11" draw:start-glue-point="18" draw:end-shape="id8" draw:end-glue-point="9" svg:d="M15604 16874h635v1h637" svg:viewBox="0 0 1273 2">
          <text:p/>
        </draw:connector>
        <draw:connector draw:style-name="gr6" draw:text-style-name="P4" draw:layer="layout" svg:x1="15.604cm" svg:y1="14.969cm" svg:x2="16.875cm" svg:y2="14.97cm" draw:start-shape="id11" draw:start-glue-point="15" draw:end-shape="id8" svg:d="M15604 14969h635v1h636" svg:viewBox="0 0 1272 2">
          <text:p/>
        </draw:connector>
        <draw:connector draw:style-name="gr6" draw:text-style-name="P4" draw:layer="layout" svg:x1="18.779cm" svg:y1="14.97cm" svg:x2="20.05cm" svg:y2="14.969cm" draw:start-shape="id8" draw:start-glue-point="6" draw:end-shape="id10" draw:end-glue-point="7" svg:d="M18779 14970h635v-1h636" svg:viewBox="0 0 1272 2">
          <text:p/>
        </draw:connector>
        <draw:connector draw:style-name="gr6" draw:text-style-name="P4" draw:layer="layout" svg:x1="23.859cm" svg:y1="13.7cm" svg:x2="25.13cm" svg:y2="19.733cm" draw:start-shape="id9" draw:start-glue-point="8" draw:end-shape="id6" draw:end-glue-point="12" svg:d="M23859 13700h1271v6033" svg:viewBox="0 0 1272 6034">
          <text:p/>
        </draw:connector>
        <draw:connector draw:style-name="gr6" draw:text-style-name="P4" draw:layer="layout" svg:x1="23.859cm" svg:y1="14.335cm" svg:x2="24.495cm" svg:y2="19.733cm" draw:start-shape="id9" draw:start-glue-point="7" draw:end-shape="id6" draw:end-glue-point="11" svg:d="M23859 14335h636v5398" svg:viewBox="0 0 637 5399">
          <text:p/>
        </draw:connector>
        <draw:connector draw:style-name="gr6" draw:text-style-name="P4" draw:layer="layout" svg:x1="20.684cm" svg:y1="10.526cm" svg:x2="22.591cm" svg:y2="12.43cm" draw:start-shape="id10" draw:start-glue-point="8" draw:end-shape="id9" draw:end-glue-point="13" svg:d="M20684 10526h1907v1904" svg:viewBox="0 0 1908 1905">
          <text:p/>
        </draw:connector>
        <draw:connector draw:style-name="gr6" draw:text-style-name="P4" draw:layer="layout" svg:x1="20.684cm" svg:y1="13.701cm" svg:x2="21.956cm" svg:y2="13.7cm" draw:start-shape="id10" draw:start-glue-point="9" draw:end-shape="id9" draw:end-glue-point="11" svg:d="M20684 13701h635v-1h637" svg:viewBox="0 0 1273 2">
          <text:p/>
        </draw:connector>
        <draw:connector draw:style-name="gr6" draw:text-style-name="P4" draw:layer="layout" svg:x1="20.684cm" svg:y1="14.334cm" svg:x2="21.956cm" svg:y2="14.335cm" draw:start-shape="id10" draw:start-glue-point="10" draw:end-shape="id9" draw:end-glue-point="12" svg:d="M20684 14334h635v1h637" svg:viewBox="0 0 1273 2">
          <text:p/>
        </draw:connector>
        <draw:connector draw:style-name="gr6" draw:text-style-name="P4" draw:layer="layout" svg:x1="20.684cm" svg:y1="14.969cm" svg:x2="21.955cm" svg:y2="14.97cm" draw:start-shape="id10" draw:start-glue-point="11" draw:end-shape="id9" svg:d="M20684 14969h635v1h636" svg:viewBox="0 0 1272 2">
          <text:p/>
        </draw:connector>
        <draw:connector draw:style-name="gr6" draw:text-style-name="P4" draw:layer="layout" svg:x1="20.684cm" svg:y1="15.604cm" svg:x2="21.956cm" svg:y2="15.605cm" draw:start-shape="id10" draw:start-glue-point="12" draw:end-shape="id9" draw:end-glue-point="10" svg:d="M20684 15604h635v1h637" svg:viewBox="0 0 1273 2">
          <text:p/>
        </draw:connector>
        <draw:connector draw:style-name="gr6" draw:text-style-name="P4" draw:layer="layout" svg:x1="22.906cm" svg:y1="8.62cm" svg:x2="22.907cm" svg:y2="12.43cm" draw:start-shape="id1" draw:start-glue-point="34" draw:end-shape="id9" draw:end-glue-point="1" svg:d="M22906 8620v1905h1v1905" svg:viewBox="0 0 2 3811">
          <text:p/>
        </draw:connector>
        <draw:connector draw:style-name="gr6" draw:text-style-name="P4" draw:layer="layout" svg:x1="23.222cm" svg:y1="8.62cm" svg:x2="23.224cm" svg:y2="12.43cm" draw:start-shape="id1" draw:start-glue-point="35" draw:end-shape="id9" draw:end-glue-point="14" svg:d="M23222 8620v1905h2v1905" svg:viewBox="0 0 3 3811">
          <text:p/>
        </draw:connector>
        <draw:connector draw:style-name="gr6" draw:text-style-name="P4" draw:layer="layout" draw:line-skew="0cm 0.121cm" svg:x1="1.255cm" svg:y1="8.62cm" svg:x2="1.636cm" svg:y2="10.526cm" draw:start-shape="id1" draw:start-glue-point="37" draw:end-shape="id5" draw:end-glue-point="9" svg:d="M1255 8620v635h-1v1271h382" svg:viewBox="0 0 383 1907">
          <text:p/>
        </draw:connector>
        <draw:connector draw:style-name="gr6" draw:text-style-name="P4" draw:layer="layout" svg:x1="1.128cm" svg:y1="8.62cm" svg:x2="1.636cm" svg:y2="11.161cm" draw:start-shape="id1" draw:start-glue-point="36" draw:end-shape="id5" draw:end-glue-point="10" svg:d="M1128 8620v2541h508" svg:viewBox="0 0 509 25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11:21:33.759623105</meta:creation-date>
    <dc:date>2020-06-16T14:54:57.763196405</dc:date>
    <meta:editing-duration>PT2H49M59S</meta:editing-duration>
    <meta:editing-cycles>40</meta:editing-cycles>
    <meta:generator>LibreOffice/6.0.7.3$Linux_X86_64 LibreOffice_project/00m0$Build-3</meta:generator>
    <meta:document-statistic meta:object-count="95"/>
  </office:meta>
</office:document-meta>
</file>